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draw:shadow="visible" draw:shadow-color="#ffcc99" draw:shadow-opacity="50%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 draw:shadow="visible" draw:shadow-color="#ff9966" draw:shadow-opacity="50%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 draw:shadow="visible" draw:shadow-color="#ff6633" draw:shadow-opacity="50%"/>
    </style:style>
    <style:style style:name="gr4" style:family="graphic" style:parent-style-name="standard">
      <style:graphic-properties draw:fill-color="#cc6633" draw:textarea-horizontal-align="justify" draw:textarea-vertical-align="middle" draw:auto-grow-height="false" draw:shadow="visible" draw:shadow-color="#cc6633" draw:shadow-opacity="50%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draw:shadow="visible" draw:shadow-color="#94bd5e" draw:shadow-opacity="50%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8cm" svg:height="1.5cm" svg:x="1.5cm" svg:y="23.5cm">
          <draw:glue-point draw:id="4" svg:x="-1.666cm" svg:y="5cm"/>
          <draw:glue-point draw:id="5" svg:x="3.611cm" svg:y="5cm" draw:escape-direction="up"/>
          <draw:glue-point draw:id="6" svg:x="3.611cm" svg:y="-5cm"/>
          <draw:glue-point draw:id="7" svg:x="-1.666cm" svg:y="-5cm"/>
          <text:p text:style-name="P1">AgentSocketComm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12.5cm" svg:height="1.5cm" svg:x="1.5cm" svg:y="21cm">
          <draw:glue-point draw:id="4" svg:x="-0.2cm" svg:y="5cm"/>
          <draw:glue-point draw:id="5" svg:x="-4.2cm" svg:y="-5cm"/>
          <draw:glue-point draw:id="6" svg:x="-1.8cm" svg:y="-5cm"/>
          <draw:glue-point draw:id="7" svg:x="1cm" svg:y="-5cm"/>
          <draw:glue-point draw:id="8" svg:x="3.8cm" svg:y="-5cm" draw:escape-direction="down"/>
          <text:p text:style-name="P1">Cochlea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cm" svg:height="1.5cm" svg:x="1.5cm" svg:y="18.5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cm" svg:height="1.5cm" svg:x="4cm" svg:y="18.5cm">
          <text:p text:style-name="P1">AgentModel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3cm" svg:height="1.5cm" svg:x="7.5cm" svg:y="18.5cm">
          <text:p text:style-name="P1">WorldModel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3cm" svg:height="1.5cm" svg:x="11cm" svg:y="18.5cm">
          <text:p text:style-name="P1">Localizer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5cm" svg:height="1.5cm" svg:x="14.5cm" svg:y="21cm">
          <text:p text:style-name="P2">Cerebellum</text:p>
          <draw:enhanced-geometry svg:viewBox="0 0 21600 21600" draw:type="rectangle" draw:enhanced-path="M 0 0 L 21600 0 21600 21600 0 21600 0 0 Z N"/>
        </draw:custom-shape>
        <draw:custom-shape draw:style-name="gr4" draw:text-style-name="P2" draw:id="id8" draw:layer="layout" svg:width="18cm" svg:height="1.5cm" svg:x="1.5cm" svg:y="16cm">
          <draw:glue-point draw:id="4" svg:x="-4.444cm" svg:y="5cm"/>
          <draw:glue-point draw:id="5" svg:x="-2.777cm" svg:y="5cm"/>
          <draw:glue-point draw:id="6" svg:x="-0.833cm" svg:y="5cm"/>
          <draw:glue-point draw:id="7" svg:x="1.111cm" svg:y="5cm"/>
          <draw:glue-point draw:id="8" svg:x="3.611cm" svg:y="5cm" draw:escape-direction="down"/>
          <text:p text:style-name="P2">HumanoidAgen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cm" svg:y1="25.5cm" svg:x2="20cm" svg:y2="25.5cm">
          <text:p/>
        </draw:line>
        <draw:custom-shape draw:style-name="gr6" draw:text-style-name="P1" draw:id="id1" draw:layer="layout" svg:width="18cm" svg:height="2cm" svg:x="1.5cm" svg:y="26cm">
          <draw:glue-point draw:id="4" svg:x="-1.666cm" svg:y="-5cm"/>
          <draw:glue-point draw:id="5" svg:x="3.611cm" svg:y="-5cm"/>
          <text:p text:style-name="P1">Simulato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502cm" svg:y1="26cm" svg:x2="7.502cm" svg:y2="25cm" draw:start-shape="id1" draw:start-glue-point="4" draw:end-shape="id2" draw:end-glue-point="4" svg:d="m7502 26000v-1000">
          <text:p/>
        </draw:connector>
        <draw:connector draw:style-name="gr7" draw:text-style-name="P3" draw:layer="layout" svg:x1="7.502cm" svg:y1="23.5cm" svg:x2="7.5cm" svg:y2="22.5cm" draw:start-shape="id2" draw:start-glue-point="7" draw:end-shape="id3" draw:end-glue-point="4" svg:d="m7502 23500v-350h-2v-650">
          <text:p/>
        </draw:connector>
        <draw:connector draw:style-name="gr7" draw:text-style-name="P3" draw:layer="layout" svg:x1="2.5cm" svg:y1="21cm" svg:x2="2.5cm" svg:y2="20cm" draw:start-shape="id3" draw:start-glue-point="5" draw:end-shape="id4" draw:end-glue-point="2" svg:d="m2500 21000v-1000">
          <text:p/>
        </draw:connector>
        <draw:connector draw:style-name="gr7" draw:text-style-name="P3" draw:layer="layout" svg:x1="5.5cm" svg:y1="21cm" svg:x2="5.5cm" svg:y2="20cm" draw:start-shape="id3" draw:start-glue-point="6" draw:end-shape="id5" draw:end-glue-point="2" svg:d="m5500 21000v-1000">
          <text:p/>
        </draw:connector>
        <draw:connector draw:style-name="gr7" draw:text-style-name="P3" draw:layer="layout" svg:x1="9cm" svg:y1="21cm" svg:x2="9cm" svg:y2="20cm" draw:start-shape="id3" draw:start-glue-point="7" draw:end-shape="id6" draw:end-glue-point="2" svg:d="m9000 21000v-1000">
          <text:p/>
        </draw:connector>
        <draw:connector draw:style-name="gr7" draw:text-style-name="P3" draw:layer="layout" svg:x1="12.5cm" svg:y1="21cm" svg:x2="12.5cm" svg:y2="20cm" draw:start-shape="id3" draw:start-glue-point="8" draw:end-shape="id7" draw:end-glue-point="2" svg:d="m12500 21000v-1000">
          <text:p/>
        </draw:connector>
        <draw:connector draw:style-name="gr7" draw:text-style-name="P3" draw:layer="layout" svg:x1="2.5cm" svg:y1="18.5cm" svg:x2="2.501cm" svg:y2="17.5cm" draw:start-shape="id4" draw:start-glue-point="0" draw:end-shape="id8" draw:end-glue-point="4" svg:d="m2500 18500v-350h1v-650">
          <text:p/>
        </draw:connector>
        <draw:connector draw:style-name="gr7" draw:text-style-name="P3" draw:layer="layout" svg:x1="5.5cm" svg:y1="18.5cm" svg:x2="5.502cm" svg:y2="17.5cm" draw:start-shape="id5" draw:start-glue-point="0" draw:end-shape="id8" draw:end-glue-point="5" svg:d="m5500 18500v-350h2v-650">
          <text:p/>
        </draw:connector>
        <draw:connector draw:style-name="gr7" draw:text-style-name="P3" draw:layer="layout" svg:x1="9cm" svg:y1="18.5cm" svg:x2="9.001cm" svg:y2="17.5cm" draw:start-shape="id6" draw:start-glue-point="0" draw:end-shape="id8" draw:end-glue-point="6" svg:d="m9000 18500v-350h1v-650">
          <text:p/>
        </draw:connector>
        <draw:connector draw:style-name="gr7" draw:text-style-name="P3" draw:layer="layout" svg:x1="12.5cm" svg:y1="18.5cm" svg:x2="12.499cm" svg:y2="17.5cm" draw:start-shape="id7" draw:start-glue-point="0" draw:end-shape="id8" draw:end-glue-point="7" svg:d="m12500 18500v-350h-1v-650">
          <text:p/>
        </draw:connector>
        <draw:connector draw:style-name="gr7" draw:text-style-name="P3" draw:layer="layout" svg:x1="16.999cm" svg:y1="17.5cm" svg:x2="17cm" svg:y2="21cm" draw:start-shape="id8" draw:start-glue-point="8" draw:end-shape="id9" draw:end-glue-point="0" svg:d="m16999 17500v1900h1v1600">
          <text:p/>
        </draw:connector>
        <draw:connector draw:style-name="gr7" draw:text-style-name="P3" draw:layer="layout" svg:x1="17cm" svg:y1="22.5cm" svg:x2="16.999cm" svg:y2="23.5cm" draw:start-shape="id9" draw:start-glue-point="2" draw:end-shape="id2" draw:end-glue-point="6" svg:d="m17000 22500v650h-1v350">
          <text:p/>
        </draw:connector>
        <draw:connector draw:style-name="gr7" draw:text-style-name="P3" draw:layer="layout" svg:x1="16.999cm" svg:y1="25cm" svg:x2="16.999cm" svg:y2="26cm" draw:start-shape="id2" draw:start-glue-point="5" draw:end-shape="id1" draw:end-glue-point="5" svg:d="m16999 25000v1000">
          <text:p/>
        </draw:connector>
        <draw:frame draw:style-name="gr8" draw:layer="layout" svg:width="0.853cm" svg:height="0.962cm" svg:x="0.5cm" svg:y="24cm">
          <draw:text-box>
            <text:p>1</text:p>
          </draw:text-box>
        </draw:frame>
        <draw:frame draw:style-name="gr8" draw:layer="layout" svg:width="0.853cm" svg:height="0.962cm" svg:x="0.5cm" svg:y="21.5cm">
          <draw:text-box>
            <text:p>2</text:p>
          </draw:text-box>
        </draw:frame>
        <draw:frame draw:style-name="gr8" draw:layer="layout" svg:width="0.853cm" svg:height="0.962cm" svg:x="0.5cm" svg:y="16.5cm">
          <draw:text-box>
            <text:p>4</text:p>
          </draw:text-box>
        </draw:frame>
        <draw:frame draw:style-name="gr8" draw:layer="layout" svg:width="0.853cm" svg:height="0.962cm" svg:x="0.5cm" svg:y="19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er Dijk</meta:initial-creator>
    <meta:creation-date>2010-07-28T16:36:26</meta:creation-date>
    <dc:date>2010-07-28T17:01:52</dc:date>
    <dc:creator>Sander Dijk</dc:creator>
    <meta:editing-duration>PT00H10M16S</meta:editing-duration>
    <meta:editing-cycles>2</meta:editing-cycles>
    <meta:generator>OpenOffice.org/3.2$Unix OpenOffice.org_project/320m12$Build-9483</meta:generator>
    <meta:document-statistic meta:object-count="27"/>
  </office:meta>
</office:document-meta>
</file>